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Privacy Policy for Cloutgrid</text:span><text:line-break/><text:span text:style-name="Emphasis">Last Updated: May 09, 2025</text:span></text:p>
      <text:p text:style-name="Text_20_body">Cloutgrid, developed and operated by Cloutivity Private Limited, is committed to protecting the privacy of all individuals who use our mobile application and web platform. This Privacy Policy explains in clear and comprehensive terms how we collect, use, and safeguard personal data, as well as your rights in relation to this data. By accessing or using Cloutgrid, you consent to the practices described herein. This policy applies equally to all types of users, including Creator Users and Business Users, both of whom engage with the platform in unique and significant ways.</text:p>
      <text:p text:style-name="Text_20_body">Cloutgrid serves as a digital platform for collaboration and creativity. It enables two distinct types of users: Creator Users, who share their work, talents, and personal brand through multimedia content; and Business Users, who post collaboration opportunities, campaigns, and job offers. Due to the dynamic nature of content sharing and interaction on our platform, we recognize the importance of not only protecting user data but also enforcing community standards that promote respectful and safe engagement.</text:p>
      <text:p text:style-name="Text_20_body">When you register with Cloutgrid, we collect a range of personal data to support your experience on the platform. This includes your full name and email address, which are used to create your account and facilitate communication such as password recovery and important notifications. You may also upload profile pictures, posts, and other visual or textual media which, once submitted, become part of your publicly viewable profile or feed, depending on your privacy settings. In addition, we assign each user a unique account identifier to ensure personalized access and a seamless user experience across different devices.</text:p>
      <text:p text:style-name="Text_20_body">Cloutgrid also collects non-personally identifiable information to improve the functionality and performance of the service. This usage data may include your device model, screen size, operating system version, app usage patterns, and general location information (such as city-level IP data). This information allows us to better understand how users interact with our app and to improve performance, security, and the overall user experience.</text:p>
      <text:p text:style-name="Text_20_body">A defining characteristic of Cloutgrid is its reliance on user-generated content. Whether it's a Creator User uploading a video to showcase their talent or a Business User posting a job opportunity, all such content is visible to the community and contributes to the collaborative spirit of the platform. However, we enforce strict guidelines regarding the type of content that is acceptable. Cloutgrid has a <text:span text:style-name="Strong_20_Emphasis">zero-tolerance policy for NSFW (Not Safe For Work) content</text:span>, which includes but is not limited to nudity, sexually explicit material, hate speech, harassment, graphic violence, or any content deemed abusive or offensive. Any user found uploading such material will face <text:span text:style-name="Strong_20_Emphasis">immediate and permanent account suspension</text:span>. We believe that protecting the integrity and safety of our user base is not only a legal obligation but a core part of our mission.</text:p>
      <text:p text:style-name="Text_20_body">To enforce these standards, Cloutgrid employs a combination of automated moderation tools and manual review by our content safety team. Additionally, users are empowered with in-app reporting tools to flag any objectionable content or behavior. Reported content is reviewed in a timely and thorough manner, and appropriate action is taken, including content removal, warnings, and account bans where necessary. Repeat or severe offenders, particularly those who violate our NSFW policy, are banned from the platform permanently, without exception.</text:p>
      <text:p text:style-name="Text_20_body">Creator Users on Cloutgrid are expected to maintain a professional and respectful presence. This includes uploading only original or licensed content, representing themselves truthfully, and <text:soft-page-break/>refraining from spamming or misleading others. Business Users, meanwhile, are responsible for ensuring that all collaboration offers or job listings are legitimate, non-discriminatory, and respectful. Both user types are expected to act in accordance with community values and our End User License Agreement (EULA), which users must accept at the time of sign-up.</text:p>
      <text:p text:style-name="Text_20_body">Personal data collected through Cloutgrid is used solely for the purposes of delivering and improving our services. We use your information to manage your account, display content appropriately, enable communications between users, respond to your support inquiries, and enhance the safety and usability of the platform. We do not use your personal information for targeted advertising, nor do we sell your data to third parties for marketing purposes. Any data shared with third-party service providers—such as cloud storage vendors or analytics platforms—is shared only for the purpose of enabling core functionality and is handled in accordance with strict confidentiality agreements.</text:p>
      <text:p text:style-name="Text_20_body">We retain your personal data only for as long as necessary to fulfill the services we provide, or to comply with applicable laws. Should you wish to delete your account and associated data, you may do so through your account settings, or by contacting us directly. Upon deletion, your personal data and any associated content will be permanently removed from our active systems unless retention is legally required.</text:p>
      <text:p text:style-name="Text_20_body">We take your security seriously. Cloutgrid implements a range of industry-standard safeguards to protect your information, including encryption, access control mechanisms, and secure server environments. However, no system can be completely secure. We encourage users to maintain strong passwords and to be cautious about the personal information they choose to share publicly on their profiles.</text:p>
      <text:p text:style-name="Text_20_body">Cloutgrid is not intended for children under the age of 13, and we do not knowingly collect information from anyone in this age group. If you are a parent or guardian and you believe that your child has provided us with personal data, please contact us immediately and we will take prompt steps to remove such information from our systems.</text:p>
      <text:p text:style-name="Text_20_body">As a user, you have the right to view, modify, or delete your personal data at any time. You also have the right to request a copy of the information we hold about you, and to object to any use of your data that you find inappropriate. To exercise these rights or to report any data privacy concerns, please reach out to us using the contact details provided below.</text:p>
      <text:p text:style-name="Text_20_body">We reserve the right to update this Privacy Policy to reflect changes in legal requirements or our data practices. If we make significant changes, we will notify you through in-app alerts or email communications. Continued use of Cloutgrid following the publication of an updated policy will signify your acceptance of the changes.</text:p>
      <text:p text:style-name="Text_20_body">If you have any questions, concerns, or complaints about this Privacy Policy or our data practices, you are encouraged to contact us directly. We are committed to resolving issues quickly and fairly, in accordance with applicable privacy laws.</text:p>
      <text:p text:style-name="Text_20_body"><text:span text:style-name="Strong_20_Emphasis">Contact Information</text:span><text:line-break/>Cloutivity Private Limited<text:line-break/>Email: info@cloutgrid.com</text:p>
      <text:p text:style-name="Text_20_body"><text:soft-page-break/>By continuing to use Cloutgrid, you affirm your understanding of and agreement to this Privacy Policy. We thank you for being a part of the Cloutgrid community and for helping us maintain a respectful, safe, and innovative platform for creators and businesses alik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8T17:17:27.113609333</meta:creation-date>
    <dc:date>2025-05-28T17:45:56.975969764</dc:date>
    <meta:editing-duration>PT17M12S</meta:editing-duration>
    <meta:editing-cycles>2</meta:editing-cycles>
    <meta:generator>LibreOffice/24.8.3.2$MacOSX_AARCH64 LibreOffice_project/48a6bac9e7e268aeb4c3483fcf825c94556d9f92</meta:generator>
    <meta:document-statistic meta:table-count="0" meta:image-count="0" meta:object-count="0" meta:page-count="3" meta:paragraph-count="17" meta:word-count="1118" meta:character-count="7280" meta:non-whitespace-character-count="6181"/>
  </office:meta>
</office:document-meta>
</file>